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Candidats'.A1">
          <table:help-message table:title="* Date de naissance (format : jj/mm/aaaa)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Candidats'.E13">
          <table:help-message table:title="* Sexe (M ou F)" table:display="true">
            <text:p>M=Homme F=Femme</text:p>
          </table:help-message>
          <table:error-message table:message-type="stop" table:display="true"/>
        </table:content-validation>
        <table:content-validation table:name="val3" table:base-cell-address="'Candidats'.F13">
          <table:error-message table:message-type="stop" table:display="true"/>
        </table:content-validation>
        <table:content-validation table:name="val4" table:base-cell-address="'Candidats'.H13">
          <table:help-message table:display="true"/>
          <table:error-message table:message-type="stop" table:display="true"/>
        </table:content-validation>
        <table:content-validation table:name="val5" table:base-cell-address="'Candidats'.J13">
          <table:help-message table:title="E-mail du destinataire des résultats (formateur, enseignant…)" table:display="true">
            <text:p>E-mail du destinataire des résultats (formateur, enseignant…), 
 Si le champ n’est pas renseigné, les résultats ne seront pas transmis par mail pour le/les candidats concernés., 
 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Candidats'.K13">
          <table:help-message table:title="E-mail de convocation" table:display="true">
            <text:p>Votre email doit contenir un ‘@' et un ‘.’ , 
 Exemple : nom@exemple.fr Ce champ est facultatif, 
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Candidats'.K13">
          <table:error-message table:message-type="stop" table:display="true"/>
        </table:content-validation>
      </table:content-validations>
      <table:table table:name="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3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8" table:number-rows-spanned="1">
            <text:p>Instructions de remplissage du lieu de naissance 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8" table:number-rows-spanned="1">
            <text:p>- Candidat né en France : Inscrire France dans la colonne « Pays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8" table:number-rows-spanned="1">
            <text:p>    - Si code Insee : Ne remplir que la colonne « Code Insee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8" table:number-rows-spanned="1">
            <text:p>    - Si code postal : Remplir les colonnes « Code postal » et « Nom de la commune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8" table:number-rows-spanned="1">
            <text:p>- Candidat né à l'étranger : Remplir les colonnes « Pays » et « Nom de la commune » et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office:value-type="string" calcext:value-type="string" table:number-columns-spanned="8" table:number-rows-spanned="1">
            <text:p>       inscrire 99 dans la colonne « Code Insee »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3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1" table:number-rows-spanned="3">
            <text:p>Certification</text:p>
            <text:p>complémentaire</text:p>
            <text:p>(une seule par candidat)</text:p>
          </table:table-cell>
          <table:covered-table-cell table:number-columns-repeated="0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 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 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No</text:p>
          </table:table-cell>
          <table:table-cell table:style-name="ce28" office:value-type="string" calcext:value-type="string">
            <text:p>Complementary certifications</text:p>
          </table:table-cell>
          <table:table-cell table:style-name="ce30" table:content-validation-name="val1" office:value-type="date" office:date-value="1980-08-10" calcext:value-type="date">  </table:table-cell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99</text:p>
          </table:table-cell>
          <table:table-cell table:style-name="ce28" table:content-validation-name="val3">  </table:table-cell>
          <table:table-cell table:style-name="ce28" table:content-validation-name="val4" office:value-type="string" calcext:value-type="string">
            <text:p>Londres</text:p>
          </table:table-cell>
          <table:table-cell table:style-name="ce28" table:content-validation-name="val4" office:value-type="string" calcext:value-type="string">
            <text:p>Angleterre</text:p>
          </table:table-cell>
          <table:table-cell table:style-name="ce28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@d.it</text:p>
          </table:table-cell>
          <table:table-cell table:style-name="ce28" table:content-validation-name="val3">  </table:table-cell>
          <table:table-cell table:style-name="ce57" table:content-validation-name="val7" office:value-type="percentage" office:value="0.15" calcext:value-type="percentage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Only</text:p>
          </table:table-cell>
          <table:table-cell table:style-name="ce28" office:value-type="string" calcext:value-type="string">
            <text:p>CléA</text:p>
          </table:table-cell>
          <table:table-cell table:style-name="ce30" table:content-validation-name="val1" office:value-type="date" office:date-value="1925-06-28" calcext:value-type="date">  </table:table-cell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>  </table:table-cell>
          <table:table-cell table:style-name="ce28" table:content-validation-name="val3" office:value-type="string" calcext:value-type="string">
            <text:p>97180</text:p>
          </table:table-cell>
          <table:table-cell table:style-name="ce28" table:content-validation-name="val4" office:value-type="string" calcext:value-type="string">
            <text:p>Sainte-Anne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 office:value-type="string" calcext:value-type="string">
            <text:p>GHI789</text:p>
          </table:table-cell>
          <table:table-cell table:style-name="ce57" table:content-validation-name="val7" office:value-type="percentage" office:value="1.5" calcext:value-type="percentage">  </table:table-cell>
          <table:table-cell table:style-name="ce28" table:content-validation-name="val3" office:value-type="string" calcext:value-type="string">
            <text:p>Oui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1"/>
      <number:text> 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0:32:44.23515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4-08T10:33:08.982004119</dc:date>
    <meta:editing-cycles>69</meta:editing-cycles>
    <meta:editing-duration>PT9H44M9S</meta:editing-duration>
    <meta:document-statistic meta:table-count="1" meta:cell-count="51" meta:object-count="1"/>
  </office:meta>
</office:document-meta>
</file>